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256772112383546433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1097653831729613636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1985339322509017051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6347356287805365416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5071114946262487153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8425848076099061383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2546142557328143465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4238308314879380852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353972360116165403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3200527859947776099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7777944397882021930" text:style-name="L11">
        <text:list-item>
          <text:p text:style-name="P25">1:39.1</text:p>
        </text:list-item>
        <text:list-item>
          <text:p text:style-name="P25">1:41.9</text:p>
        </text:list-item>
        <text:list-item>
          <text:p text:style-name="P25">1:44.2</text:p>
        </text:list-item>
        <text:list-item>
          <text:p text:style-name="P25">1:38.4</text:p>
        </text:list-item>
        <text:list-item>
          <text:p text:style-name="P25">1:37.5</text:p>
        </text:list-item>
        <text:list-item>
          <text:p text:style-name="P25">1:46.6</text:p>
        </text:list-item>
        <text:list-item>
          <text:p text:style-name="P25">1:38.6</text:p>
        </text:list-item>
        <text:list-item>
          <text:p text:style-name="P25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>Thur 7/14/16: <text:span text:style-name="T2">4 miles</text:span></text:p>
      <text:p text:style-name="P12">I ran and walked the same course as yesterday. <text:s/>During each half mile I ran 0.35 miles and walked 0.15 miles. <text:s/>The average pace was 11:20/mile.</text:p>
      <text:p text:style-name="P12"/>
      <text:p text:style-name="P12"/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4T10:42:04.15</dc:date>
    <dc:creator>James Lombardi</dc:creator>
    <meta:editing-duration>PT10H54M39S</meta:editing-duration>
    <meta:editing-cycles>78</meta:editing-cycles>
    <meta:document-statistic meta:table-count="0" meta:image-count="0" meta:object-count="0" meta:page-count="8" meta:paragraph-count="281" meta:word-count="2474" meta:character-count="12145"/>
  </office:meta>
</office:document-meta>
</file>